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Courier New1" svg:font-family="'Courier New'" style:font-family-generic="modern" style:font-pitch="fixed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462cm" fo:text-indent="0cm" style:auto-text-indent="false"/>
    </style:style>
    <style:style style:name="P2" style:family="paragraph" style:parent-style-name="Standard">
      <style:paragraph-properties fo:margin-left="0cm" fo:margin-right="-0.462cm" fo:text-align="justify" style:justify-single-word="false" fo:text-indent="0cm" style:auto-text-indent="false"/>
    </style:style>
    <style:style style:name="P3" style:family="paragraph" style:parent-style-name="Standard">
      <style:paragraph-properties fo:margin-left="0cm" fo:margin-right="-0.462cm" fo:text-align="justify" style:justify-single-word="false" fo:text-indent="0cm" style:auto-text-indent="false"/>
      <style:text-properties officeooo:paragraph-rsid="000dc055"/>
    </style:style>
    <style:style style:name="P4" style:family="paragraph" style:parent-style-name="Standard">
      <style:paragraph-properties fo:margin-left="0cm" fo:margin-right="-0.462cm" fo:text-align="justify" style:justify-single-word="false" fo:text-indent="0cm" style:auto-text-indent="false"/>
      <style:text-properties officeooo:paragraph-rsid="000e0471"/>
    </style:style>
    <style:style style:name="P5" style:family="paragraph" style:parent-style-name="Standard">
      <style:paragraph-properties fo:margin-left="0cm" fo:margin-right="-0.462cm" fo:text-align="justify" style:justify-single-word="false" fo:text-indent="0cm" style:auto-text-indent="false"/>
      <style:text-properties fo:font-size="14pt" style:font-size-asian="14pt" style:font-size-complex="14pt"/>
    </style:style>
    <style:style style:name="P6" style:family="paragraph" style:parent-style-name="Standard">
      <style:paragraph-properties fo:margin-left="0cm" fo:margin-right="-0.462cm" fo:text-align="justify" style:justify-single-word="false" fo:text-indent="0cm" style:auto-text-indent="false"/>
      <style:text-properties fo:font-size="14pt" officeooo:paragraph-rsid="0016a672" style:font-size-asian="14pt" style:font-size-complex="14pt"/>
    </style:style>
    <style:style style:name="P7" style:family="paragraph" style:parent-style-name="Заголовок_20_1_20__2b__20_По_20_ширине">
      <style:paragraph-properties fo:margin-left="0cm" fo:margin-right="0cm" fo:text-align="center" style:justify-single-word="false" fo:text-indent="0cm" style:auto-text-indent="false"/>
    </style:style>
    <style:style style:name="P8" style:family="paragraph" style:parent-style-name="Заголовок_20_1_20__2b__20_По_20_ширине">
      <style:paragraph-properties fo:margin-left="0cm" fo:margin-right="0cm" fo:text-indent="0cm" style:auto-text-indent="false"/>
      <style:text-properties fo:font-weight="normal" style:font-weight-asian="normal"/>
    </style:style>
    <style:style style:name="P9" style:family="paragraph" style:parent-style-name="Заголовок_20_1_20__2b__20_По_20_ширине">
      <style:paragraph-properties fo:margin-left="0cm" fo:margin-right="0cm" fo:text-align="center" style:justify-single-word="false" fo:text-indent="0cm" style:auto-text-indent="false"/>
      <style:text-properties fo:font-weight="normal" style:font-weight-asian="normal"/>
    </style:style>
    <style:style style:name="P10" style:family="paragraph" style:parent-style-name="Заголовок_20_1_20__2b__20_По_20_ширине">
      <style:paragraph-properties fo:margin-left="0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/>
      <style:text-properties fo:font-weight="normal" officeooo:rsid="000d690e" officeooo:paragraph-rsid="000d690e" style:font-weight-asian="normal"/>
    </style:style>
    <style:style style:name="P11" style:family="paragraph" style:parent-style-name="Standard" style:list-style-name="WW8Num2">
      <style:paragraph-properties fo:margin-left="1.27cm" fo:margin-right="-0.462cm" fo:text-align="justify" style:justify-single-word="false" fo:text-indent="-0.635cm" style:auto-text-indent="false"/>
      <style:text-properties fo:font-size="14pt" officeooo:rsid="001a0e9e" officeooo:paragraph-rsid="001a0e9e" style:font-size-asian="14pt" style:font-size-complex="14pt"/>
    </style:style>
    <style:style style:name="P12" style:family="paragraph" style:parent-style-name="Standard" style:list-style-name="WW8Num2">
      <style:paragraph-properties fo:margin-left="1.27cm" fo:margin-right="-0.462cm" fo:text-align="justify" style:justify-single-word="false" fo:text-indent="-0.635cm" style:auto-text-indent="false"/>
      <style:text-properties fo:font-size="14pt" officeooo:rsid="0016a672" officeooo:paragraph-rsid="0016a672" style:font-size-asian="14pt" style:font-size-complex="14pt"/>
    </style:style>
    <style:style style:name="P13" style:family="paragraph" style:parent-style-name="Standard" style:list-style-name="WW8Num2">
      <style:paragraph-properties fo:margin-left="1.27cm" fo:margin-right="-0.462cm" fo:text-align="justify" style:justify-single-word="false" fo:text-indent="-0.635cm" style:auto-text-indent="false"/>
      <style:text-properties officeooo:rsid="0016a672" officeooo:paragraph-rsid="0016a672"/>
    </style:style>
    <style:style style:name="P14" style:family="paragraph" style:parent-style-name="Заголовок_20_1_20__2b__20_По_20_ширине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officeooo:rsid="000d690e" style:font-weight-asian="normal"/>
    </style:style>
    <style:style style:name="T3" style:family="text">
      <style:text-properties fo:font-weight="normal" officeooo:rsid="001ca7b2" style:font-weight-asian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dc055" style:font-size-asian="14pt" style:font-size-complex="14pt"/>
    </style:style>
    <style:style style:name="T6" style:family="text">
      <style:text-properties fo:font-size="14pt" officeooo:rsid="000e0471" style:font-size-asian="14pt" style:font-size-complex="14pt"/>
    </style:style>
    <style:style style:name="T7" style:family="text">
      <style:text-properties fo:font-size="14pt" officeooo:rsid="0010d48a" style:font-size-asian="14pt" style:font-size-complex="14pt"/>
    </style:style>
    <style:style style:name="T8" style:family="text">
      <style:text-properties fo:font-size="14pt" officeooo:rsid="0013c13a" style:font-size-asian="14pt" style:font-size-complex="14pt"/>
    </style:style>
    <style:style style:name="T9" style:family="text">
      <style:text-properties fo:font-size="14pt" officeooo:rsid="0013c5ad" style:font-size-asian="14pt" style:font-size-complex="14pt"/>
    </style:style>
    <style:style style:name="T10" style:family="text">
      <style:text-properties fo:font-size="14pt" officeooo:rsid="00155ef2" style:font-size-asian="14pt" style:font-size-complex="14pt"/>
    </style:style>
    <style:style style:name="T11" style:family="text">
      <style:text-properties fo:font-size="14pt" officeooo:rsid="00185fb1" style:font-size-asian="14pt" style:font-size-complex="14pt"/>
    </style:style>
    <style:style style:name="T12" style:family="text">
      <style:text-properties fo:font-size="14pt" officeooo:rsid="001abe30" style:font-size-asian="14pt" style:font-size-complex="14pt"/>
    </style:style>
    <style:style style:name="T1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4" style:family="text">
      <style:text-properties fo:font-size="14pt" style:text-underline-style="solid" style:text-underline-width="auto" style:text-underline-color="font-color" officeooo:rsid="000f2f56" style:font-size-asian="14pt" style:font-size-complex="14pt"/>
    </style:style>
    <style:style style:name="T15" style:family="text">
      <style:text-properties fo:color="#808080" fo:font-size="14pt" style:font-size-asian="14pt" style:font-size-complex="14pt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officeooo:rsid="0016a672"/>
    </style:style>
    <style:style style:name="T18" style:family="text">
      <style:text-properties officeooo:rsid="001abe30"/>
    </style:style>
    <style:style style:name="T19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СПРАВКА</text:p>
      <text:p text:style-name="P9">о результатах внедрения ВКР студента</text:p>
      <text:p text:style-name="P10">Синявского Глеба Николаевич</text:p>
      <text:p text:style-name="P9">(Ф.И.О. студента)</text:p>
      <text:p text:style-name="P9"/>
      <text:p text:style-name="P7"><text:span text:style-name="T1">Группа П</text:span><text:span text:style-name="T3">Р</text:span><text:span text:style-name="T1">О-</text:span><text:span text:style-name="T2">404сз</text:span><text:span text:style-name="T1"><text:tab/><text:tab/>факультет ИРТ</text:span></text:p>
      <text:p text:style-name="P9"/>
      <text:p text:style-name="P8"><text:tab/></text:p>
      <text:p text:style-name="P8"/>
      <text:p text:style-name="P8">В процессе работы над выпускной квалификационной работой по теме</text:p>
      <text:p text:style-name="P3"><text:span text:style-name="T4">«</text:span><text:span text:style-name="apple-style-span"><text:span text:style-name="T5">Программа для предупреждения пересечения стволов скважин</text:span></text:span><text:span text:style-name="T4">»</text:span></text:p>
      <text:p text:style-name="P6">студент разработал <text:span text:style-name="T17">программный продукт, который обладает следующими функциональными характеристиками</text:span>: </text:p>
      <text:list xml:id="list8326865937627008380" text:style-name="WW8Num2">
        <text:list-item>
          <text:p text:style-name="P11">Ведение базы данных о месторождениях;</text:p>
        </text:list-item>
        <text:list-item>
          <text:p text:style-name="P13"><text:span text:style-name="T12">И</text:span><text:span text:style-name="T4">мпорт данных измерительного оборудования</text:span><text:span text:style-name="T11">;</text:span></text:p>
        </text:list-item>
        <text:list-item>
          <text:p text:style-name="P12"><text:span text:style-name="T18">У</text:span>среднение замеров стволов скважин;</text:p>
        </text:list-item>
        <text:list-item>
          <text:p text:style-name="P12">Построение профилей и планов стволов скважин;</text:p>
        </text:list-item>
        <text:list-item>
          <text:p text:style-name="P12">Расчет расстояний между стволами.</text:p>
        </text:list-item>
      </text:list>
      <text:p text:style-name="P5"/>
      <text:p text:style-name="P1"><text:span text:style-name="T4">для организации: <text:s/>ООО </text:span><text:span text:style-name="T7">Н</text:span><text:span text:style-name="T4">ПП «</text:span><text:span text:style-name="T7">Сириус</text:span><text:span text:style-name="T4">»,</text:span><text:span text:style-name="T15"> </text:span><text:span text:style-name="apple-style-span"><text:span text:style-name="T4">450</text:span></text:span><text:span text:style-name="apple-style-span"><text:span text:style-name="T9">065</text:span></text:span><text:span text:style-name="T4">, г. Уфа, ул. </text:span><text:span text:style-name="T8">Свободы 23</text:span></text:p>
      <text:p text:style-name="P5"/>
      <text:p text:style-name="P2"/>
      <text:p text:style-name="P4"><text:span text:style-name="T4">В данной организации внедрены следующие результаты исследования студента: </text:span><text:span text:style-name="T6">П</text:span><text:span text:style-name="apple-style-span"><text:span text:style-name="T4">рограммн</text:span></text:span><text:span text:style-name="apple-style-span"><text:span text:style-name="T6">ое</text:span></text:span><text:span text:style-name="apple-style-span"><text:span text:style-name="T4"> </text:span></text:span><text:span text:style-name="apple-style-span"><text:span text:style-name="T6">обеспечение</text:span></text:span><text:span text:style-name="apple-style-span"><text:span text:style-name="T4">, котор</text:span></text:span><text:span text:style-name="apple-style-span"><text:span text:style-name="T6">ое</text:span></text:span><text:span text:style-name="apple-style-span"><text:span text:style-name="T4"> позволяет </text:span></text:span><text:span text:style-name="apple-style-span"><text:span text:style-name="T5">предупреждать пересечения стволов скважин.</text:span></text:span></text:p>
      <text:p text:style-name="P5"/>
      <text:p text:style-name="P2"><text:span text:style-name="T4">Срок внедрения до 10.</text:span><text:span text:style-name="T10">11</text:span><text:span text:style-name="T4">.201</text:span><text:span text:style-name="T10">5</text:span></text:p>
      <text:p text:style-name="P5"/>
      <text:p text:style-name="P1"><text:span text:style-name="T4">Руководитель организации _____________________ <text:s text:c="6"/></text:span><text:span text:style-name="T14">Левинсон</text:span><text:span text:style-name="T13"> </text:span><text:span text:style-name="T14">М.Л</text:span><text:span text:style-name="T13">.</text:span><text:span text:style-name="T4"><text:tab/><text:tab/><text:tab/> <text:s text:c="18"/><text:tab/><text:tab/><text:tab/></text:span><text:span text:style-name="T16">(подпись)<text:tab/><text:tab/><text:tab/> <text:s text:c="2"/>(Ф.И.О.)</text:span></text:p>
      <text:p text:style-name="P5"><text:s/></text:p>
      <text:p text:style-name="P5"/>
      <text:p text:style-name="P5"/>
      <text:p text:style-name="P5"><text:s text:c="15"/>М.П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Courier New1" svg:font-family="'Courier New'" style:font-family-generic="modern" style:font-pitch="fixed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ooter" style:family="paragraph" style:parent-style-name="Standard" style:class="extra">
      <style:paragraph-properties fo:margin-left="0.501cm" fo:margin-right="0cm" fo:text-align="justify" style:justify-single-word="false" fo:keep-together="always" fo:text-indent="0cm" style:auto-text-indent="false" fo:keep-with-next="always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0pt" style:font-size-asian="10pt" style:font-name-complex="Arial" style:font-family-complex="Arial" style:font-family-generic-complex="swiss" style:font-pitch-complex="variable" style:font-size-complex="10pt"/>
    </style:style>
    <style:style style:name="Заголовок_20_1_20__2b__20_По_20_ширине" style:display-name="Заголовок 1 + По ширине" style:family="paragraph" style:parent-style-name="Standard">
      <style:paragraph-properties fo:margin-left="0cm" fo:margin-right="0cm" fo:text-align="justify" style:justify-single-word="false" fo:orphans="0" fo:widows="0" fo:text-indent="12.383cm" style:auto-text-indent="false"/>
      <style:text-properties fo:font-size="14pt" fo:font-weight="bold" style:font-size-asian="14pt" style:font-weight-asian="bold" style:font-size-complex="14pt"/>
    </style:style>
    <style:style style:name="Text_20_body_20_indent" style:display-name="Text body indent" style:family="paragraph" style:parent-style-name="Standard" style:class="text">
      <style:paragraph-properties fo:line-height="150%" fo:text-align="justify" style:justify-single-word="false" fo:orphans="0" fo:widows="0" style:text-autospace="none"/>
      <style:text-properties fo:font-size="14pt" style:font-size-asian="14pt" style:font-size-complex="14pt"/>
    </style:style>
    <style:style style:name="заголовок_20_1" style:display-name="заголовок 1" style:family="paragraph" style:parent-style-name="Standard" style:next-style-name="Standard">
      <style:paragraph-properties fo:text-align="center" style:justify-single-word="false" fo:keep-with-next="always" style:text-autospace="none"/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Page_20_Number" style:display-name="Page Number" style:family="text" style:parent-style-name="Основной_20_шрифт_20_абзаца"/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apple-style-span" style:family="text" style:parent-style-name="Основной_20_шрифт_20_абзаца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1.455cm" fo:text-indent="-0.82cm" fo:margin-left="1.45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2cm" fo:margin-bottom="2.501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Врезка1" text:anchor-type="paragraph" svg:y="0.002cm" draw:z-index="0"><draw:text-box fo:min-height="0.058cm" fo:min-width="0.041cm"><text:p text:style-name="Footer"><text:span text:style-name="Page_20_Number"><text:page-number text:select-page="current">2</text:page-number></text:span></text:p></draw:text-box></draw:frame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</meta:initial-creator>
    <meta:creation-date>2011-05-13T10:28:00</meta:creation-date>
    <dc:date>2016-01-29T14:45:32.620977802</dc:date>
    <meta:print-date>2011-05-15T20:16:00</meta:print-date>
    <meta:editing-cycles>24</meta:editing-cycles>
    <meta:editing-duration>PT49M38S</meta:editing-duration>
    <meta:generator>LibreOffice/4.4.7.2$Linux_X86_64 LibreOffice_project/40m0$Build-2</meta:generator>
    <meta:document-statistic meta:table-count="0" meta:image-count="0" meta:object-count="0" meta:page-count="1" meta:paragraph-count="21" meta:word-count="107" meta:character-count="928" meta:non-whitespace-character-count="790"/>
  </office:meta>
</office:document-meta>
</file>